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ArtifactDownloadReport.setOriginalLocalFile( File originalLoca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ArtifactDownloadReport.MetadataArtifactDownloadReport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ArtifactDownloadReport.setSearched( boolean isSearch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ArtifactDownloadReport.isSear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ArtifactDownloadReport.getOriginalLoc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